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0.0354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3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bbae" officeooo:paragraph-rsid="0000bbae"/>
    </style:style>
    <style:style style:name="P2" style:family="paragraph" style:parent-style-name="Table_20_Contents">
      <style:text-properties fo:background-color="#999999"/>
    </style:style>
    <style:style style:name="P3" style:family="paragraph" style:parent-style-name="Table_20_Contents">
      <style:text-properties officeooo:rsid="0000bbae" officeooo:paragraph-rsid="0000bbae" fo:background-color="#999999"/>
    </style:style>
    <style:style style:name="P4" style:family="paragraph" style:parent-style-name="Table_20_Contents">
      <style:paragraph-properties fo:background-color="#b3b3b3">
        <style:background-image/>
      </style:paragraph-properties>
      <style:text-properties fo:background-color="#999999"/>
    </style:style>
    <style:style style:name="P5" style:family="paragraph" style:parent-style-name="Table_20_Contents">
      <style:paragraph-properties fo:background-color="#b3b3b3">
        <style:background-image/>
      </style:paragraph-properties>
      <style:text-properties officeooo:rsid="0000bbae" officeooo:paragraph-rsid="0000bbae" fo:background-color="#999999"/>
    </style:style>
    <style:style style:name="P6" style:family="paragraph" style:parent-style-name="Table_20_Contents">
      <style:text-properties officeooo:rsid="000311f0" officeooo:paragraph-rsid="000311f0"/>
    </style:style>
    <style:style style:name="P7" style:family="paragraph" style:parent-style-name="Table_20_Contents">
      <style:text-properties officeooo:rsid="00016b21" officeooo:paragraph-rsid="0004af32"/>
    </style:style>
    <style:style style:name="P8" style:family="paragraph" style:parent-style-name="Table_20_Contents">
      <style:text-properties officeooo:rsid="0004af32" officeooo:paragraph-rsid="0004af32"/>
    </style:style>
    <style:style style:name="P9" style:family="paragraph" style:parent-style-name="Table_20_Contents">
      <style:text-properties officeooo:rsid="0006e063" officeooo:paragraph-rsid="0010091f"/>
    </style:style>
    <style:style style:name="P10" style:family="paragraph" style:parent-style-name="Table_20_Contents">
      <style:text-properties officeooo:rsid="000785e4" officeooo:paragraph-rsid="000785e4" fo:background-color="#999999"/>
    </style:style>
    <style:style style:name="P11" style:family="paragraph" style:parent-style-name="Table_20_Contents">
      <style:text-properties officeooo:rsid="001ed071" officeooo:paragraph-rsid="001ed071" fo:background-color="#999999"/>
    </style:style>
    <style:style style:name="P12" style:family="paragraph" style:parent-style-name="Table_20_Contents">
      <style:text-properties officeooo:rsid="000785e4" officeooo:paragraph-rsid="000785e4"/>
    </style:style>
    <style:style style:name="P13" style:family="paragraph" style:parent-style-name="Table_20_Contents">
      <style:text-properties officeooo:rsid="000b6401" officeooo:paragraph-rsid="000b6401"/>
    </style:style>
    <style:style style:name="P14" style:family="paragraph" style:parent-style-name="Table_20_Contents">
      <style:text-properties officeooo:rsid="000c6ccd" officeooo:paragraph-rsid="000fc9e3"/>
    </style:style>
    <style:style style:name="P15" style:family="paragraph" style:parent-style-name="Table_20_Contents">
      <style:text-properties officeooo:rsid="000c6ccd" officeooo:paragraph-rsid="0014b590"/>
    </style:style>
    <style:style style:name="P16" style:family="paragraph" style:parent-style-name="Table_20_Contents">
      <style:text-properties officeooo:rsid="00135356" officeooo:paragraph-rsid="00135356"/>
    </style:style>
    <style:style style:name="P17" style:family="paragraph" style:parent-style-name="Table_20_Contents">
      <style:text-properties officeooo:rsid="0015e827" officeooo:paragraph-rsid="001cfd67"/>
    </style:style>
    <style:style style:name="P18" style:family="paragraph" style:parent-style-name="Table_20_Contents">
      <style:text-properties officeooo:rsid="0015e827" officeooo:paragraph-rsid="001fdc25"/>
    </style:style>
    <style:style style:name="P19" style:family="paragraph" style:parent-style-name="Table_20_Contents">
      <style:text-properties officeooo:rsid="001a9e60" officeooo:paragraph-rsid="001a9e60"/>
    </style:style>
    <style:style style:name="P20" style:family="paragraph" style:parent-style-name="Table_20_Contents">
      <style:text-properties officeooo:rsid="001a9e60" officeooo:paragraph-rsid="0023402b"/>
    </style:style>
    <style:style style:name="P21" style:family="paragraph" style:parent-style-name="Table_20_Contents">
      <style:text-properties officeooo:rsid="001a9e60" officeooo:paragraph-rsid="00249849"/>
    </style:style>
    <style:style style:name="P22" style:family="paragraph" style:parent-style-name="Table_20_Contents">
      <style:text-properties officeooo:rsid="001e3187" officeooo:paragraph-rsid="001e3187"/>
    </style:style>
    <style:style style:name="P23" style:family="paragraph" style:parent-style-name="Table_20_Contents">
      <style:text-properties officeooo:rsid="001e3187" officeooo:paragraph-rsid="00261cee"/>
    </style:style>
    <style:style style:name="P24" style:family="paragraph" style:parent-style-name="Table_20_Contents">
      <style:text-properties officeooo:rsid="0022e0ff" officeooo:paragraph-rsid="0022e0ff"/>
    </style:style>
    <style:style style:name="P25" style:family="paragraph" style:parent-style-name="Table_20_Contents">
      <style:text-properties officeooo:rsid="0023402b" officeooo:paragraph-rsid="0023402b"/>
    </style:style>
    <style:style style:name="P26" style:family="paragraph" style:parent-style-name="Table_20_Contents">
      <style:text-properties officeooo:rsid="002885e3" officeooo:paragraph-rsid="002885e3"/>
    </style:style>
    <style:style style:name="P27" style:family="paragraph" style:parent-style-name="Table_20_Contents">
      <style:text-properties officeooo:rsid="002a7903" officeooo:paragraph-rsid="002a7903"/>
    </style:style>
    <style:style style:name="T1" style:family="text">
      <style:text-properties officeooo:rsid="00058cea"/>
    </style:style>
    <style:style style:name="T2" style:family="text">
      <style:text-properties officeooo:rsid="0006e063"/>
    </style:style>
    <style:style style:name="T3" style:family="text">
      <style:text-properties officeooo:rsid="00088c41"/>
    </style:style>
    <style:style style:name="T4" style:family="text">
      <style:text-properties officeooo:rsid="000a33b8"/>
    </style:style>
    <style:style style:name="T5" style:family="text">
      <style:text-properties officeooo:rsid="000ad48a"/>
    </style:style>
    <style:style style:name="T6" style:family="text">
      <style:text-properties officeooo:rsid="000e2ede"/>
    </style:style>
    <style:style style:name="T7" style:family="text">
      <style:text-properties officeooo:rsid="000fc9e3"/>
    </style:style>
    <style:style style:name="T8" style:family="text">
      <style:text-properties officeooo:rsid="0010091f"/>
    </style:style>
    <style:style style:name="T9" style:family="text">
      <style:text-properties officeooo:rsid="0016e608"/>
    </style:style>
    <style:style style:name="T10" style:family="text">
      <style:text-properties officeooo:rsid="001cfd67"/>
    </style:style>
    <style:style style:name="T11" style:family="text">
      <style:text-properties officeooo:rsid="001fdc25"/>
    </style:style>
    <style:style style:name="T12" style:family="text">
      <style:text-properties officeooo:rsid="0023402b"/>
    </style:style>
    <style:style style:name="T13" style:family="text">
      <style:text-properties officeooo:rsid="00249849"/>
    </style:style>
    <style:style style:name="T14" style:family="text">
      <style:text-properties officeooo:rsid="00261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September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P8">1.- <text:span text:style-name="T2">deliber </text:span>chapter 4 <text:span text:style-name="T1">for </text:span>review<text:line-break/>2.- pre-review: <text:s/><text:span text:style-name="T3">enhancing</text:span> chapter5.Conclusions<text:line-break/><text:span text:style-name="T1">3.- pre-review: extending MDP and UCT description<text:line-break/>4.- working chapter1, chapter2 for deliber</text:span>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>week5&gt;</text:p>
          </table:table-cell>
          <table:table-cell table:style-name="Table1.A2" office:value-type="string">
            <text:p text:style-name="P9">1.- deliber chapter5 “Conclusions” <text:span text:style-name="T4">for review</text:span><text:line-break/>2.- deliber chapter1 <text:s/><text:span text:style-name="T4">for review</text:span><text:line-break/>3.- deliber chapter2 <text:span text:style-name="T4">for review</text:span></text:p>
            <text:p text:style-name="P9"><text:span text:style-name="T5">4.- receiving chapter 4 corrections(?)</text:span><text:line-break/><text:span text:style-name="T8">5</text:span>.- working on chapter 3 : Gujarat description, Agent model for Gujarat, <text:span text:style-name="T5">technical aspects of AI<text:line-break/>6.- working chapter 4 corrections</text:span></text:p>
          </table:table-cell>
          <table:table-cell table:style-name="Table1.C2" office:value-type="string">
            <text:p text:style-name="P7">draft paper for model 0</text:p>
          </table:table-cell>
        </table:table-row>
        <table:table-row>
          <table:table-cell table:style-name="Table1.A2" office:value-type="string">
            <text:p text:style-name="P3">October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&lt;week1</text:p>
          </table:table-cell>
          <table:table-cell table:style-name="Table1.A2" office:value-type="string">
            <text:p text:style-name="P13">September.week5, <text:s/>October.week1, are the sa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2</text:p>
          </table:table-cell>
          <table:table-cell table:style-name="Table1.A2" office:value-type="string">
            <text:p text:style-name="P14"><text:span text:style-name="T6">1.- deliber chapter 3 for review</text:span></text:p>
            <text:p text:style-name="P15"><text:span text:style-name="T7">2.- receiving chapter 5 corrections(?)<text:line-break/>3.- working chapter 4 corrections<text:line-break/>4.- working chapter 5 correction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3</text:p>
          </table:table-cell>
          <table:table-cell table:style-name="Table1.A2" office:value-type="string">
            <text:p text:style-name="P18"><text:span text:style-name="T11">1</text:span>.- deliber chapter 4 <text:span text:style-name="T9">for review 2</text:span><text:line-break/><text:span text:style-name="T11">2</text:span>.- deliber chapter 5 <text:span text:style-name="T9">for review 2</text:span></text:p>
            <text:p text:style-name="P17"><text:span text:style-name="T11">3.- receiving chapter 1 corrections(?)</text:span></text:p>
            <text:p text:style-name="P17"><text:span text:style-name="T11">4.- receiving chapter 2 corrections(?)</text:span></text:p>
            <text:p text:style-name="P24">5.- receiving chapter 3 corrections(?)</text:p>
            <text:p text:style-name="P25">6.- work chapter 3 correction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P20">1.- deliber chapter 3 for review 2</text:p>
            <text:p text:style-name="P21"><text:span text:style-name="T12">2.- receiving chapter 4 corrections(?)</text:span></text:p>
            <text:p text:style-name="P21"><text:span text:style-name="T13">3.- receiving chapter 5 corrections(?)</text:span><text:line-break/>2.- working chapter 1 corrections</text:p>
            <text:p text:style-name="P19">3.- working chapter 2 correction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5</text:p>
          </table:table-cell>
          <table:table-cell table:style-name="Table1.A2" office:value-type="string">
            <text:p text:style-name="P22">1.- deliber chapter 1 for review 2</text:p>
            <text:p text:style-name="P23">2.- deliber chapter 2 for review 2<text:line-break/><text:span text:style-name="T14">3.- receiving chapter 3 corrections(?)<text:line-break/>4.- working chapter 3 corrections</text:span></text:p>
            <text:p text:style-name="P26">5.- <text:span text:style-name="T14">working chapter </text:span>4<text:span text:style-name="T14"> corrections</text:span></text:p>
            <text:p text:style-name="P26">6.- <text:span text:style-name="T14">working chapter </text:span>5<text:span text:style-name="T14"> correction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November</text:p>
          </table:table-cell>
          <table:table-cell table:style-name="Table1.A2" office:value-type="string">
            <text:p text:style-name="P11">CLOSING CORRECTIONS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7">week1</text:p>
          </table:table-cell>
          <table:table-cell table:style-name="Table1.A2" office:value-type="string">
            <text:p text:style-name="P27">October.week5, November.week1 are the sa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2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December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week1</text:p>
          </table:table-cell>
          <table:table-cell table:style-name="Table1.A2" office:value-type="string">
            <text:p text:style-name="P12">Document is perf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2:24:31.417648931</meta:creation-date>
    <meta:generator>LibreOffice/4.1.3.2$Linux_X86_64 LibreOffice_project/410m0$Build-2</meta:generator>
    <dc:date>2014-09-22T02:33:31.341339229</dc:date>
    <meta:editing-duration>PT1H15M8S</meta:editing-duration>
    <meta:editing-cycles>44</meta:editing-cycles>
    <meta:document-statistic meta:table-count="1" meta:image-count="0" meta:object-count="0" meta:page-count="2" meta:paragraph-count="44" meta:word-count="222" meta:character-count="1454" meta:non-whitespace-character-count="1273"/>
  </office:meta>
</office:document-meta>
</file>